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aramond" svg:font-family="Garamond" style:font-family-generic="roman"/>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Garamond"/>
    </style:style>
    <style:style style:name="P2" style:family="paragraph" style:parent-style-name="Standard">
      <style:text-properties style:font-name="Garamond" fo:font-weight="bold" style:font-weight-asian="bold" style:font-weight-complex="bold"/>
    </style:style>
    <style:style style:name="P3" style:family="paragraph" style:parent-style-name="Standard">
      <style:paragraph-properties fo:text-align="end" style:justify-single-word="false"/>
      <style:text-properties style:font-name="Garamond" fo:font-size="10pt" style:font-size-asian="10pt" style:font-size-complex="10pt"/>
    </style:style>
    <style:style style:name="P4" style:family="paragraph" style:parent-style-name="Standard">
      <style:paragraph-properties fo:text-align="end" style:justify-single-word="false"/>
      <style:text-properties style:font-name="Garamond" fo:font-size="10pt" officeooo:rsid="001cc7a7" officeooo:paragraph-rsid="001cc7a7" style:font-size-asian="10pt" style:font-size-complex="10pt"/>
    </style:style>
    <style:style style:name="P5" style:family="paragraph" style:parent-style-name="Standard">
      <style:text-properties style:font-name="Garamond" fo:font-size="11pt" style:font-size-asian="11pt" style:font-size-complex="11pt"/>
    </style:style>
    <style:style style:name="P6" style:family="paragraph" style:parent-style-name="Standard">
      <style:paragraph-properties fo:text-align="end" style:justify-single-word="false"/>
      <style:text-properties style:font-name="Garamond" fo:font-size="13pt" officeooo:rsid="001b2e20" officeooo:paragraph-rsid="001b2e20" style:font-size-asian="13pt" style:font-size-complex="13pt"/>
    </style:style>
    <style:style style:name="T1" style:family="text">
      <style:text-properties officeooo:rsid="001ea13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April 2024</text:p>
      <text:p text:style-name="P3"/>
      <text:p text:style-name="P3">Viet Nguyen</text:p>
      <text:p text:style-name="P3">92340 Bourg-la-Reine</text:p>
      <text:p text:style-name="P3">0771241243</text:p>
      <text:p text:style-name="P3">nva281101@gmail.com</text:p>
      <text:p text:style-name="P1"/>
      <text:p text:style-name="P1"/>
      <text:p text:style-name="P2"/>
      <text:p text:style-name="P2">Objet : Candidature pour un stage/alternance/master en base de données et développement web/applications mobiles</text:p>
      <text:p text:style-name="P1"/>
      <text:p text:style-name="P1"/>
      <text:p text:style-name="P5">Madame, Monsieur,</text:p>
      <text:p text:style-name="P5"/>
      <text:p text:style-name="P5">Actuellement en troisième année de Licence Informatique à Universit<text:span text:style-name="T1">é</text:span> de Paris 8, je suis à la recherche d'une opportunité qui me permettra de mettre en pratique mes connaissances et de les enrichir. Votre entreprise, reconnue pour son excellence dans le domaine du développement de solutions numériques, serait l'endroit idéal pour effectuer un stage/alternance qui correspond parfaitement à mes aspirations professionnelles, notamment dans le domaine des bases de données et du développement web et mobile.</text:p>
      <text:p text:style-name="P5"/>
      <text:p text:style-name="P5">Ma formation en informatique m'a permis d'acquérir une solide base dans les processus de développement logiciel, la sécurité informatique, ainsi que l'optimisation des performances. Passionné par les algorithmes, j'ai développé un vif intérêt pour l'apprentissage des nouvelles technologies, ce qui m'a mené à approfondir mes compétences en matière d'algorithmes graphiques pour la création de jeux, ainsi que les fondements du machine learning.</text:p>
      <text:p text:style-name="P5"/>
      <text:p text:style-name="P5">Durant mes études, j'ai eu l'opportunité de me familiariser avec divers langages de programmation tels que <text:span text:style-name="T1">C/C++, Python, Ocaml, JavaScript, etc… </text:span>, ce qui me confère une polyvalence appréciable dans le domaine du développement. Par ailleurs, j'ai toujours été fasciné par le potentiel des bases de données et leur importance cruciale dans le contexte actuel du Big Data, et je suis convaincu que les compétences acquises lors de mon cursus peuvent être bénéfiques pour votre entreprise.</text:p>
      <text:p text:style-name="P5"/>
      <text:p text:style-name="P5">Motivé, rigoureux et doté d'une réelle capacité d'apprentissage, je suis désireux de contribuer efficacement aux projets de votre société. Je suis persuadé que ce stage/alternance/master représente une opportunité inestimable de développer mes compétences professionnelles tout en apportant ma contribution à votre équipe.</text:p>
      <text:p text:style-name="P5"/>
      <text:p text:style-name="P5">Je reste à votre entière disposition pour toute information complémentaire ou pour un entretien, au cours duquel je pourrais vous exposer plus en détail mon parcours et ma motivation.</text:p>
      <text:p text:style-name="P5"/>
      <text:p text:style-name="P5">Je vous prie de croire, Madame, Monsieur, en l'expression de mes salutations distinguées.</text:p>
      <text:p text:style-name="P1"/>
      <text:p text:style-name="P6"/>
      <text:p text:style-name="P6">Viet Nguye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aramond" svg:font-family="Garamond" style:font-family-generic="roman"/>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6T20:14:06.632464222</meta:creation-date>
    <dc:date>2023-11-06T21:34:03.621410376</dc:date>
    <meta:editing-duration>PT1H19M55S</meta:editing-duration>
    <meta:editing-cycles>5</meta:editing-cycles>
    <meta:generator>LibreOffice/7.3.7.2$Linux_X86_64 LibreOffice_project/30$Build-2</meta:generator>
    <meta:document-statistic meta:table-count="0" meta:image-count="0" meta:object-count="0" meta:page-count="1" meta:paragraph-count="14" meta:word-count="322" meta:character-count="2242" meta:non-whitespace-character-count="1934"/>
  </office:meta>
</office:document-meta>
</file>